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ERNANDEZ RODRIGUEZ URS FAUST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67000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UCALLP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932128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ERNANDEZ RODRIGUEZ URS FAUST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867000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93212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00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MI BANCO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2135633</text:p>
          </table:table-cell>
          <table:table-cell table:style-name="Tabla2.D3" office:value-type="string">
            <text:p text:style-name="P17">1220.00</text:p>
          </table:table-cell>
        </table:table-row>
        <table:table-row>
          <table:table-cell table:style-name="Tabla2.A4" office:value-type="string">
            <text:p text:style-name="P14">MI BANC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MI BANC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MI BANCO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3:55:1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